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24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5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7154845185623399407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2670055454246369038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1854398295365730050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6744277417247149249" text:style-name="L4">
        <text:list-header>
          <text:p text:style-name="P24">Wed 3/8/2017 <text:span text:style-name="T1">6.5 miles</text:span></text:p>
          <text:p text:style-name="P24">I ran ½ mile to the indoor track and rested a few minutes.</text:p>
          <text:p text:style-name="P24">I ran and walked 4 miles in 44:27 or 11:07/mile.</text:p>
          <text:p text:style-name="P24">Then I walked a ½ mile in 6:45 and rested 10 minutes.</text:p>
          <text:p text:style-name="P24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7643862432937654977" text:style-name="L5">
        <text:list-item>
          <text:list>
            <text:list-header>
              <text:p text:style-name="P25">We ran a 1.75 mile warm up including ¼ mile of drills.</text:p>
              <text:p text:style-name="P25">Then 5 x ½ mile with a ¼ mile jog between each.</text:p>
              <text:p text:style-name="P25">Times for ½ mile runs: 4:22, 4:21, 4:24, 4:22, 4:21</text:p>
              <text:p text:style-name="P25">We warmed down with ½ mile jog.</text:p>
              <text:p text:style-name="P25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32245845" text:continue-list="list1854398295365730050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, 1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1T12:07:08.40</dc:date>
    <dc:creator>James Lombardi</dc:creator>
    <meta:editing-duration>PT17H23M25S</meta:editing-duration>
    <meta:editing-cycles>114</meta:editing-cycles>
    <meta:document-statistic meta:table-count="0" meta:image-count="0" meta:object-count="0" meta:page-count="11" meta:paragraph-count="314" meta:word-count="3940" meta:character-count="19279"/>
  </office:meta>
</office:document-meta>
</file>